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ing_20_2">
      <style:paragraph-properties fo:text-align="justify" style:justify-single-word="false"/>
      <style:text-properties fo:font-style="italic" officeooo:rsid="000a5181" officeooo:paragraph-rsid="000a5181" style:font-style-asian="italic" style:font-style-complex="italic"/>
    </style:style>
    <style:style style:name="P2" style:family="paragraph" style:parent-style-name="Heading_20_2">
      <style:text-properties fo:font-style="italic" officeooo:rsid="000cb6b7" officeooo:paragraph-rsid="000cb6b7" style:font-style-asian="italic" style:font-style-complex="italic"/>
    </style:style>
    <style:style style:name="P3" style:family="paragraph" style:parent-style-name="Text_20_body">
      <style:paragraph-properties fo:text-align="justify" style:justify-single-word="false"/>
      <style:text-properties officeooo:rsid="000a5181" officeooo:paragraph-rsid="000a5181"/>
    </style:style>
    <style:style style:name="P4" style:family="paragraph" style:parent-style-name="Text_20_body">
      <style:paragraph-properties fo:text-align="justify" style:justify-single-word="false"/>
      <style:text-properties fo:font-style="normal" officeooo:rsid="000a5181" officeooo:paragraph-rsid="000a5181" style:font-style-asian="normal" style:font-style-complex="normal"/>
    </style:style>
    <style:style style:name="P5" style:family="paragraph" style:parent-style-name="Text_20_body">
      <style:text-properties fo:font-style="normal" officeooo:rsid="000cb6b7" officeooo:paragraph-rsid="000cb6b7" style:font-style-asian="normal" style:font-style-complex="normal"/>
    </style:style>
    <style:style style:name="P6" style:family="paragraph" style:parent-style-name="Title">
      <style:paragraph-properties fo:text-align="justify" style:justify-single-word="false"/>
      <style:text-properties officeooo:rsid="000a5181" officeooo:paragraph-rsid="000a5181"/>
    </style:style>
    <style:style style:name="P7" style:family="paragraph" style:parent-style-name="Heading_20_1">
      <style:paragraph-properties fo:text-align="justify" style:justify-single-word="false"/>
      <style:text-properties officeooo:rsid="000a5181" officeooo:paragraph-rsid="000a5181"/>
    </style:style>
    <style:style style:name="T1" style:family="text">
      <style:text-properties fo:font-style="italic" style:font-style-asian="italic" style:font-style-complex="italic"/>
    </style:style>
    <style:style style:name="T2" style:family="text">
      <style:text-properties fo:font-style="italic" officeooo:rsid="000ade45" style:font-style-asian="italic" style:font-style-complex="italic"/>
    </style:style>
    <style:style style:name="T3" style:family="text">
      <style:text-properties fo:font-style="italic" officeooo:rsid="000cb6b7" style:font-style-asian="italic" style:font-style-complex="italic"/>
    </style:style>
    <style:style style:name="T4" style:family="text">
      <style:text-properties fo:font-style="normal" style:font-style-asian="normal" style:font-style-complex="normal"/>
    </style:style>
    <style:style style:name="T5" style:family="text">
      <style:text-properties officeooo:rsid="000ade45"/>
    </style:style>
    <style:style style:name="T6" style:family="text">
      <style:text-properties officeooo:rsid="000cb6b7"/>
    </style:style>
    <style:style style:name="T7" style:family="text">
      <style:text-properties officeooo:rsid="000ccf8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apport 3 : Bartender</text:p>
      <text:p text:style-name="P3">Au cours de cette partie du travail, nous avons mis en pratique les différentes méthodes et planning mis au point durant les séances et les rapports précédents. Après avoir mis en place la base de données et sa structure, nous nous étions attaqués à la mise en place du raisonnement articulant l'architecture de notre futur application au moins d'histoires d'utilisateurs, de diagrammes UML ainsi que des diagrammes de séquences.</text:p>
      <text:h text:style-name="P7" text:outline-level="1">Les activités</text:h>
      <text:p text:style-name="P3">Les différents <text:span text:style-name="T1">layouts</text:span><text:span text:style-name="T4"> afin de présenter de manière correcte les activités propres à notre application vous sont présentés ci-dessous. </text:span></text:p>
      <text:h text:style-name="P1" text:outline-level="2">LoginActivity</text:h>
      <text:p text:style-name="P4">On retrouve ci-dessous un écran de connexion <text:span text:style-name="T5">classique permettant à l'utilisateur/serveur/administrateur de se connecter à l'application. On vérifie si le </text:span><text:span text:style-name="T2">login</text:span><text:span text:style-name="T5"> et le mot de passe sont présents dans la base de données et si ces derniers correspondent à ceux présent au sein de la base de données. Si cela est le cas, l'utilisateur est connecté et accède au menu principal (</text:span><text:span text:style-name="T3">MainActivity</text:span><text:span text:style-name="T6">). Si un des éléments est incorrect, un message d'erreur apparait à l'écran.</text:span></text:p>
      <text:h text:style-name="P2" text:outline-level="2">RegisterActivity</text:h>
      <text:p text:style-name="P5">Si l'utilisateur n'est pas encore inscrit à l'application, il lui est proposé de se créer un compte. Lors de la création, il est demandé d'encoder différents champs qui seront ajoutés à la base de donnée de l'application lorsque que l'utilisateur sera accepté. Le contenu des champs est vérifié afin qu'il ne contienne pas d'informations erronées ou dommageables à la base de données.</text:p>
      <text:h text:style-name="P2" text:outline-level="2">MainActivity</text:h>
      <text:p text:style-name="P5">Il s'agit de la page d'accueil de l'application permettant d'accéder aux différentes options disponibles à l'utilisateur. Elle mène vers la carte de menu, <text:span text:style-name="T7">les commandes en cours du client (ou celles de l'ensemble des tables pour les serveurs et administrateurs), les informations propres à leur compte, l'état du stock (pour les administrateurs), la possibilité d'ajouter un serveur (pour les administrateurs) et l'acès aux statistiques (pour l'administrateur). Un bouton permettant de se déconnecter est situé en bas de la page.</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Élie </meta:initial-creator>
    <meta:creation-date>2015-05-08T15:57:02.231486992</meta:creation-date>
    <dc:date>2015-05-08T16:59:07.245837370</dc:date>
    <dc:creator>Élie </dc:creator>
    <meta:editing-duration>PT16M24S</meta:editing-duration>
    <meta:editing-cycles>2</meta:editing-cycles>
    <meta:generator>LibreOffice/4.3.7.2$Linux_X86_64 LibreOffice_project/430$Build-2</meta:generator>
    <meta:document-statistic meta:table-count="0" meta:image-count="0" meta:object-count="0" meta:page-count="1" meta:paragraph-count="10" meta:word-count="312" meta:character-count="2013" meta:non-whitespace-character-count="1710"/>
  </office:meta>
</office:document-meta>
</file>